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color="#ffffff"/>
    </style:style>
    <style:style style:name="ce2" style:family="table-cell" style:parent-style-name="Default">
      <style:table-cell-properties fo:border="0.002cm solid #000000"/>
      <style:text-properties fo:color="#000000"/>
      <style:map style:condition="cell-content()&gt;[.$B13]" style:apply-style-name="Result2" style:base-cell-address="概算見積.C13"/>
    </style:style>
  </office:automatic-styles>
  <office:body>
    <office:spreadsheet>
      <table:table table:name="概算見積" table:style-name="ta1" table:print-ranges="概算見積.A1:概算見積.N33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1" table:default-cell-style-name="ce2"/>
        <table:table-row table:style-name="ro1">
          <table:table-cell office:value-type="string">
            <text:p>会場費：</text:p>
          </table:table-cell>
          <table:table-cell office:value-type="float" office:value="1500">
            <text:p>1500</text:p>
          </table:table-cell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 table:number-columns-repeated="11"/>
        </table:table-row>
        <table:table-row table:style-name="ro1">
          <table:table-cell office:value-type="string">
            <text:p>kinkosのコスト構造 <text:a xlink:href="http://www.kinkos.co.jp/other/price01.html">http://www.kinkos.co.jp/other/price01.html</text:a></text:p>
          </table:table-cell>
          <table:table-cell office:value-type="string">
            <text:p>データ入稿</text:p>
          </table:table-cell>
          <table:table-cell table:style-name="Default" office:value-type="string">
            <text:p>現地作業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データ入稿費用</text:p>
          </table:table-cell>
          <table:table-cell office:value-type="float" office:value="600">
            <text:p>600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パソコン操作費用</text:p>
          </table:table-cell>
          <table:table-cell/>
          <table:table-cell table:style-name="Default" office:value-type="float" office:value="210">
            <text:p>210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印刷費用</text:p>
          </table:table-cell>
          <table:table-cell office:value-type="string">
            <text:p>13 / ページ</text:p>
          </table:table-cell>
          <table:table-cell table:style-name="Default" office:value-type="string">
            <text:p>11 / ページ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ホッチキス製本</text:p>
          </table:table-cell>
          <table:table-cell office:value-type="string">
            <text:p>150 / 冊</text:p>
          </table:table-cell>
          <table:table-cell table:style-name="Default" office:value-type="string">
            <text:p>150 / 冊</text:p>
          </table:table-cell>
          <table:table-cell table:style-name="Default"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11"/>
        </table:table-row>
        <table:table-row table:style-name="ro1">
          <table:table-cell office:value-type="string">
            <text:p>印刷費用</text:p>
          </table:table-cell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>
            <text:p>ページ数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formula="oooc:=[.F11]+4" office:value-type="float" office:value="20">
            <text:p>20</text:p>
          </table:table-cell>
          <table:table-cell table:style-name="ce1" table:formula="oooc:=[.G11]+4" office:value-type="float" office:value="24">
            <text:p>24</text:p>
          </table:table-cell>
          <table:table-cell table:style-name="ce1" table:formula="oooc:=[.H11]+4" office:value-type="float" office:value="28">
            <text:p>28</text:p>
          </table:table-cell>
          <table:table-cell table:style-name="ce1" table:formula="oooc:=[.I11]+4" office:value-type="float" office:value="32">
            <text:p>32</text:p>
          </table:table-cell>
          <table:table-cell table:style-name="ce1" table:formula="oooc:=[.J11]+4" office:value-type="float" office:value="36">
            <text:p>36</text:p>
          </table:table-cell>
          <table:table-cell table:style-name="ce1" table:formula="oooc:=[.K11]+4" office:value-type="float" office:value="40">
            <text:p>40</text:p>
          </table:table-cell>
          <table:table-cell table:style-name="ce1" table:formula="oooc:=[.L11]+4" office:value-type="float" office:value="44">
            <text:p>44</text:p>
          </table:table-cell>
        </table:table-row>
        <table:table-row table:style-name="ro1">
          <table:table-cell office:value-type="string">
            <text:p>人数</text:p>
          </table:table-cell>
          <table:table-cell office:value-type="string">
            <text:p>会費-会場費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table:formula="oooc:=[.G12]+2" office:value-type="float" office:value="12">
            <text:p>12</text:p>
          </table:table-cell>
          <table:table-cell table:style-name="ce1" table:formula="oooc:=[.H12]+2" office:value-type="float" office:value="14">
            <text:p>14</text:p>
          </table:table-cell>
          <table:table-cell table:style-name="ce1" table:formula="oooc:=[.I12]+2" office:value-type="float" office:value="16">
            <text:p>16</text:p>
          </table:table-cell>
          <table:table-cell table:style-name="ce1" table:formula="oooc:=[.J12]+2" office:value-type="float" office:value="18">
            <text:p>18</text:p>
          </table:table-cell>
          <table:table-cell table:style-name="ce1" table:formula="oooc:=[.K12]+2" office:value-type="float" office:value="20">
            <text:p>20</text:p>
          </table:table-cell>
          <table:table-cell table:style-name="ce1" table:formula="oooc:=[.L12]+2"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ooc:=[.A13]*500-[.$B$1]" office:value-type="float" office:value="-1000">
            <text:p>-1000</text:p>
          </table:table-cell>
          <table:table-cell table:formula="oooc:=(([.C$12]*[.$A13]*13+[.$A13]*150)+600)*0.9*1.05" office:value-type="float" office:value="733.32">
            <text:p>733.32</text:p>
          </table:table-cell>
          <table:table-cell table:formula="oooc:=(([.D$12]*[.$A13]*13+[.$A13]*150)+600)*0.9*1.05" office:value-type="float" office:value="757.89">
            <text:p>757.89</text:p>
          </table:table-cell>
          <table:table-cell table:formula="oooc:=(([.E$12]*[.$A13]*13+[.$A13]*150)+600)*0.9*1.05" office:value-type="float" office:value="782.46">
            <text:p>782.46</text:p>
          </table:table-cell>
          <table:table-cell table:formula="oooc:=(([.F$12]*[.$A13]*13+[.$A13]*150)+600)*0.9*1.05" office:value-type="float" office:value="807.03">
            <text:p>807.03</text:p>
          </table:table-cell>
          <table:table-cell table:formula="oooc:=(([.G$12]*[.$A13]*13+[.$A13]*150)+600)*0.9*1.05" office:value-type="float" office:value="831.6">
            <text:p>831.6</text:p>
          </table:table-cell>
          <table:table-cell table:formula="oooc:=(([.H$12]*[.$A13]*13+[.$A13]*150)+600)*0.9*1.05" office:value-type="float" office:value="856.17">
            <text:p>856.17</text:p>
          </table:table-cell>
          <table:table-cell table:formula="oooc:=(([.I$12]*[.$A13]*13+[.$A13]*150)+600)*0.9*1.05" office:value-type="float" office:value="880.74">
            <text:p>880.74</text:p>
          </table:table-cell>
          <table:table-cell table:formula="oooc:=(([.J$12]*[.$A13]*13+[.$A13]*150)+600)*0.9*1.05" office:value-type="float" office:value="905.31">
            <text:p>905.31</text:p>
          </table:table-cell>
          <table:table-cell table:formula="oooc:=(([.K$12]*[.$A13]*13+[.$A13]*150)+600)*0.9*1.05" office:value-type="float" office:value="929.88">
            <text:p>929.88</text:p>
          </table:table-cell>
          <table:table-cell table:formula="oooc:=(([.L$12]*[.$A13]*13+[.$A13]*150)+600)*0.9*1.05" office:value-type="float" office:value="954.45">
            <text:p>954.45</text:p>
          </table:table-cell>
          <table:table-cell table:formula="oooc:=(([.M$12]*[.$A13]*13+[.$A13]*150)+600)*0.9*1.05" office:value-type="float" office:value="979.02">
            <text:p>979.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ooc:=[.A14]*500-[.$B$1]" office:value-type="float" office:value="-500">
            <text:p>-500</text:p>
          </table:table-cell>
          <table:table-cell table:formula="oooc:=(([.C$12]*[.$A14]*13+[.$A14]*150)+600)*0.9*1.05" office:value-type="float" office:value="899.64">
            <text:p>899.64</text:p>
          </table:table-cell>
          <table:table-cell table:formula="oooc:=(([.D$12]*[.$A14]*13+[.$A14]*150)+600)*0.9*1.05" office:value-type="float" office:value="948.78">
            <text:p>948.78</text:p>
          </table:table-cell>
          <table:table-cell table:formula="oooc:=(([.E$12]*[.$A14]*13+[.$A14]*150)+600)*0.9*1.05" office:value-type="float" office:value="997.92">
            <text:p>997.92</text:p>
          </table:table-cell>
          <table:table-cell table:formula="oooc:=(([.F$12]*[.$A14]*13+[.$A14]*150)+600)*0.9*1.05" office:value-type="float" office:value="1047.06">
            <text:p>1047.06</text:p>
          </table:table-cell>
          <table:table-cell table:formula="oooc:=(([.G$12]*[.$A14]*13+[.$A14]*150)+600)*0.9*1.05" office:value-type="float" office:value="1096.2">
            <text:p>1096.2</text:p>
          </table:table-cell>
          <table:table-cell table:formula="oooc:=(([.H$12]*[.$A14]*13+[.$A14]*150)+600)*0.9*1.05" office:value-type="float" office:value="1145.34">
            <text:p>1145.34</text:p>
          </table:table-cell>
          <table:table-cell table:formula="oooc:=(([.I$12]*[.$A14]*13+[.$A14]*150)+600)*0.9*1.05" office:value-type="float" office:value="1194.48">
            <text:p>1194.48</text:p>
          </table:table-cell>
          <table:table-cell table:formula="oooc:=(([.J$12]*[.$A14]*13+[.$A14]*150)+600)*0.9*1.05" office:value-type="float" office:value="1243.62">
            <text:p>1243.62</text:p>
          </table:table-cell>
          <table:table-cell table:formula="oooc:=(([.K$12]*[.$A14]*13+[.$A14]*150)+600)*0.9*1.05" office:value-type="float" office:value="1292.76">
            <text:p>1292.76</text:p>
          </table:table-cell>
          <table:table-cell table:formula="oooc:=(([.L$12]*[.$A14]*13+[.$A14]*150)+600)*0.9*1.05" office:value-type="float" office:value="1341.9">
            <text:p>1341.9</text:p>
          </table:table-cell>
          <table:table-cell table:formula="oooc:=(([.M$12]*[.$A14]*13+[.$A14]*150)+600)*0.9*1.05" office:value-type="float" office:value="1391.04">
            <text:p>1391.0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ooc:=[.A15]*500-[.$B$1]" office:value-type="float" office:value="0">
            <text:p>0</text:p>
          </table:table-cell>
          <table:table-cell table:formula="oooc:=(([.C$12]*[.$A15]*13+[.$A15]*150)+600)*0.9*1.05" office:value-type="float" office:value="1065.96">
            <text:p>1065.96</text:p>
          </table:table-cell>
          <table:table-cell table:formula="oooc:=(([.D$12]*[.$A15]*13+[.$A15]*150)+600)*0.9*1.05" office:value-type="float" office:value="1139.67">
            <text:p>1139.67</text:p>
          </table:table-cell>
          <table:table-cell table:formula="oooc:=(([.E$12]*[.$A15]*13+[.$A15]*150)+600)*0.9*1.05" office:value-type="float" office:value="1213.38">
            <text:p>1213.38</text:p>
          </table:table-cell>
          <table:table-cell table:formula="oooc:=(([.F$12]*[.$A15]*13+[.$A15]*150)+600)*0.9*1.05" office:value-type="float" office:value="1287.09">
            <text:p>1287.09</text:p>
          </table:table-cell>
          <table:table-cell table:formula="oooc:=(([.G$12]*[.$A15]*13+[.$A15]*150)+600)*0.9*1.05" office:value-type="float" office:value="1360.8">
            <text:p>1360.8</text:p>
          </table:table-cell>
          <table:table-cell table:formula="oooc:=(([.H$12]*[.$A15]*13+[.$A15]*150)+600)*0.9*1.05" office:value-type="float" office:value="1434.51">
            <text:p>1434.51</text:p>
          </table:table-cell>
          <table:table-cell table:formula="oooc:=(([.I$12]*[.$A15]*13+[.$A15]*150)+600)*0.9*1.05" office:value-type="float" office:value="1508.22">
            <text:p>1508.22</text:p>
          </table:table-cell>
          <table:table-cell table:formula="oooc:=(([.J$12]*[.$A15]*13+[.$A15]*150)+600)*0.9*1.05" office:value-type="float" office:value="1581.93">
            <text:p>1581.93</text:p>
          </table:table-cell>
          <table:table-cell table:formula="oooc:=(([.K$12]*[.$A15]*13+[.$A15]*150)+600)*0.9*1.05" office:value-type="float" office:value="1655.64">
            <text:p>1655.64</text:p>
          </table:table-cell>
          <table:table-cell table:formula="oooc:=(([.L$12]*[.$A15]*13+[.$A15]*150)+600)*0.9*1.05" office:value-type="float" office:value="1729.35">
            <text:p>1729.35</text:p>
          </table:table-cell>
          <table:table-cell table:formula="oooc:=(([.M$12]*[.$A15]*13+[.$A15]*150)+600)*0.9*1.05" office:value-type="float" office:value="1803.06">
            <text:p>1803.0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ooc:=[.A16]*500-[.$B$1]" office:value-type="float" office:value="500">
            <text:p>500</text:p>
          </table:table-cell>
          <table:table-cell table:formula="oooc:=(([.C$12]*[.$A16]*13+[.$A16]*150)+600)*0.9*1.05" office:value-type="float" office:value="1232.28">
            <text:p>1232.28</text:p>
          </table:table-cell>
          <table:table-cell table:formula="oooc:=(([.D$12]*[.$A16]*13+[.$A16]*150)+600)*0.9*1.05" office:value-type="float" office:value="1330.56">
            <text:p>1330.56</text:p>
          </table:table-cell>
          <table:table-cell table:formula="oooc:=(([.E$12]*[.$A16]*13+[.$A16]*150)+600)*0.9*1.05" office:value-type="float" office:value="1428.84">
            <text:p>1428.84</text:p>
          </table:table-cell>
          <table:table-cell table:formula="oooc:=(([.F$12]*[.$A16]*13+[.$A16]*150)+600)*0.9*1.05" office:value-type="float" office:value="1527.12">
            <text:p>1527.12</text:p>
          </table:table-cell>
          <table:table-cell table:formula="oooc:=(([.G$12]*[.$A16]*13+[.$A16]*150)+600)*0.9*1.05" office:value-type="float" office:value="1625.4">
            <text:p>1625.4</text:p>
          </table:table-cell>
          <table:table-cell table:formula="oooc:=(([.H$12]*[.$A16]*13+[.$A16]*150)+600)*0.9*1.05" office:value-type="float" office:value="1723.68">
            <text:p>1723.68</text:p>
          </table:table-cell>
          <table:table-cell table:formula="oooc:=(([.I$12]*[.$A16]*13+[.$A16]*150)+600)*0.9*1.05" office:value-type="float" office:value="1821.96">
            <text:p>1821.96</text:p>
          </table:table-cell>
          <table:table-cell table:formula="oooc:=(([.J$12]*[.$A16]*13+[.$A16]*150)+600)*0.9*1.05" office:value-type="float" office:value="1920.24">
            <text:p>1920.24</text:p>
          </table:table-cell>
          <table:table-cell table:formula="oooc:=(([.K$12]*[.$A16]*13+[.$A16]*150)+600)*0.9*1.05" office:value-type="float" office:value="2018.52">
            <text:p>2018.52</text:p>
          </table:table-cell>
          <table:table-cell table:formula="oooc:=(([.L$12]*[.$A16]*13+[.$A16]*150)+600)*0.9*1.05" office:value-type="float" office:value="2116.8">
            <text:p>2116.8</text:p>
          </table:table-cell>
          <table:table-cell table:formula="oooc:=(([.M$12]*[.$A16]*13+[.$A16]*150)+600)*0.9*1.05" office:value-type="float" office:value="2215.08">
            <text:p>2215.0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[.A17]*500-[.$B$1]" office:value-type="float" office:value="1000">
            <text:p>1000</text:p>
          </table:table-cell>
          <table:table-cell table:formula="oooc:=(([.C$12]*[.$A17]*13+[.$A17]*150)+600)*0.9*1.05" office:value-type="float" office:value="1398.6">
            <text:p>1398.6</text:p>
          </table:table-cell>
          <table:table-cell table:formula="oooc:=(([.D$12]*[.$A17]*13+[.$A17]*150)+600)*0.9*1.05" office:value-type="float" office:value="1521.45">
            <text:p>1521.45</text:p>
          </table:table-cell>
          <table:table-cell table:formula="oooc:=(([.E$12]*[.$A17]*13+[.$A17]*150)+600)*0.9*1.05" office:value-type="float" office:value="1644.3">
            <text:p>1644.3</text:p>
          </table:table-cell>
          <table:table-cell table:formula="oooc:=(([.F$12]*[.$A17]*13+[.$A17]*150)+600)*0.9*1.05" office:value-type="float" office:value="1767.15">
            <text:p>1767.15</text:p>
          </table:table-cell>
          <table:table-cell table:formula="oooc:=(([.G$12]*[.$A17]*13+[.$A17]*150)+600)*0.9*1.05" office:value-type="float" office:value="1890">
            <text:p>1890</text:p>
          </table:table-cell>
          <table:table-cell table:formula="oooc:=(([.H$12]*[.$A17]*13+[.$A17]*150)+600)*0.9*1.05" office:value-type="float" office:value="2012.85">
            <text:p>2012.85</text:p>
          </table:table-cell>
          <table:table-cell table:formula="oooc:=(([.I$12]*[.$A17]*13+[.$A17]*150)+600)*0.9*1.05" office:value-type="float" office:value="2135.7">
            <text:p>2135.7</text:p>
          </table:table-cell>
          <table:table-cell table:formula="oooc:=(([.J$12]*[.$A17]*13+[.$A17]*150)+600)*0.9*1.05" office:value-type="float" office:value="2258.55">
            <text:p>2258.55</text:p>
          </table:table-cell>
          <table:table-cell table:formula="oooc:=(([.K$12]*[.$A17]*13+[.$A17]*150)+600)*0.9*1.05" office:value-type="float" office:value="2381.4">
            <text:p>2381.4</text:p>
          </table:table-cell>
          <table:table-cell table:formula="oooc:=(([.L$12]*[.$A17]*13+[.$A17]*150)+600)*0.9*1.05" office:value-type="float" office:value="2504.25">
            <text:p>2504.25</text:p>
          </table:table-cell>
          <table:table-cell table:formula="oooc:=(([.M$12]*[.$A17]*13+[.$A17]*150)+600)*0.9*1.05" office:value-type="float" office:value="2627.1">
            <text:p>2627.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ooc:=[.A18]*500-[.$B$1]" office:value-type="float" office:value="1500">
            <text:p>1500</text:p>
          </table:table-cell>
          <table:table-cell table:formula="oooc:=(([.C$12]*[.$A18]*13+[.$A18]*150)+600)*0.9*1.05" office:value-type="float" office:value="1564.92">
            <text:p>1564.92</text:p>
          </table:table-cell>
          <table:table-cell table:formula="oooc:=(([.D$12]*[.$A18]*13+[.$A18]*150)+600)*0.9*1.05" office:value-type="float" office:value="1712.34">
            <text:p>1712.34</text:p>
          </table:table-cell>
          <table:table-cell table:formula="oooc:=(([.E$12]*[.$A18]*13+[.$A18]*150)+600)*0.9*1.05" office:value-type="float" office:value="1859.76">
            <text:p>1859.76</text:p>
          </table:table-cell>
          <table:table-cell table:formula="oooc:=(([.F$12]*[.$A18]*13+[.$A18]*150)+600)*0.9*1.05" office:value-type="float" office:value="2007.18">
            <text:p>2007.18</text:p>
          </table:table-cell>
          <table:table-cell table:formula="oooc:=(([.G$12]*[.$A18]*13+[.$A18]*150)+600)*0.9*1.05" office:value-type="float" office:value="2154.6">
            <text:p>2154.6</text:p>
          </table:table-cell>
          <table:table-cell table:formula="oooc:=(([.H$12]*[.$A18]*13+[.$A18]*150)+600)*0.9*1.05" office:value-type="float" office:value="2302.02">
            <text:p>2302.02</text:p>
          </table:table-cell>
          <table:table-cell table:formula="oooc:=(([.I$12]*[.$A18]*13+[.$A18]*150)+600)*0.9*1.05" office:value-type="float" office:value="2449.44">
            <text:p>2449.44</text:p>
          </table:table-cell>
          <table:table-cell table:formula="oooc:=(([.J$12]*[.$A18]*13+[.$A18]*150)+600)*0.9*1.05" office:value-type="float" office:value="2596.86">
            <text:p>2596.86</text:p>
          </table:table-cell>
          <table:table-cell table:formula="oooc:=(([.K$12]*[.$A18]*13+[.$A18]*150)+600)*0.9*1.05" office:value-type="float" office:value="2744.28">
            <text:p>2744.28</text:p>
          </table:table-cell>
          <table:table-cell table:formula="oooc:=(([.L$12]*[.$A18]*13+[.$A18]*150)+600)*0.9*1.05" office:value-type="float" office:value="2891.7">
            <text:p>2891.7</text:p>
          </table:table-cell>
          <table:table-cell table:formula="oooc:=(([.M$12]*[.$A18]*13+[.$A18]*150)+600)*0.9*1.05" office:value-type="float" office:value="3039.12">
            <text:p>3039.1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ooc:=[.A19]*500-[.$B$1]" office:value-type="float" office:value="2000">
            <text:p>2000</text:p>
          </table:table-cell>
          <table:table-cell table:formula="oooc:=(([.C$12]*[.$A19]*13+[.$A19]*150)+600)*0.9*1.05" office:value-type="float" office:value="1731.24">
            <text:p>1731.24</text:p>
          </table:table-cell>
          <table:table-cell table:formula="oooc:=(([.D$12]*[.$A19]*13+[.$A19]*150)+600)*0.9*1.05" office:value-type="float" office:value="1903.23">
            <text:p>1903.23</text:p>
          </table:table-cell>
          <table:table-cell table:formula="oooc:=(([.E$12]*[.$A19]*13+[.$A19]*150)+600)*0.9*1.05" office:value-type="float" office:value="2075.22">
            <text:p>2075.22</text:p>
          </table:table-cell>
          <table:table-cell table:formula="oooc:=(([.F$12]*[.$A19]*13+[.$A19]*150)+600)*0.9*1.05" office:value-type="float" office:value="2247.21">
            <text:p>2247.21</text:p>
          </table:table-cell>
          <table:table-cell table:formula="oooc:=(([.G$12]*[.$A19]*13+[.$A19]*150)+600)*0.9*1.05" office:value-type="float" office:value="2419.2">
            <text:p>2419.2</text:p>
          </table:table-cell>
          <table:table-cell table:formula="oooc:=(([.H$12]*[.$A19]*13+[.$A19]*150)+600)*0.9*1.05" office:value-type="float" office:value="2591.19">
            <text:p>2591.19</text:p>
          </table:table-cell>
          <table:table-cell table:formula="oooc:=(([.I$12]*[.$A19]*13+[.$A19]*150)+600)*0.9*1.05" office:value-type="float" office:value="2763.18">
            <text:p>2763.18</text:p>
          </table:table-cell>
          <table:table-cell table:formula="oooc:=(([.J$12]*[.$A19]*13+[.$A19]*150)+600)*0.9*1.05" office:value-type="float" office:value="2935.17">
            <text:p>2935.17</text:p>
          </table:table-cell>
          <table:table-cell table:formula="oooc:=(([.K$12]*[.$A19]*13+[.$A19]*150)+600)*0.9*1.05" office:value-type="float" office:value="3107.16">
            <text:p>3107.16</text:p>
          </table:table-cell>
          <table:table-cell table:formula="oooc:=(([.L$12]*[.$A19]*13+[.$A19]*150)+600)*0.9*1.05" office:value-type="float" office:value="3279.15">
            <text:p>3279.15</text:p>
          </table:table-cell>
          <table:table-cell table:formula="oooc:=(([.M$12]*[.$A19]*13+[.$A19]*150)+600)*0.9*1.05" office:value-type="float" office:value="3451.14">
            <text:p>3451.1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ooc:=[.A20]*500-[.$B$1]" office:value-type="float" office:value="2500">
            <text:p>2500</text:p>
          </table:table-cell>
          <table:table-cell table:formula="oooc:=(([.C$12]*[.$A20]*13+[.$A20]*150)+600)*0.9*1.05" office:value-type="float" office:value="1897.56">
            <text:p>1897.56</text:p>
          </table:table-cell>
          <table:table-cell table:formula="oooc:=(([.D$12]*[.$A20]*13+[.$A20]*150)+600)*0.9*1.05" office:value-type="float" office:value="2094.12">
            <text:p>2094.12</text:p>
          </table:table-cell>
          <table:table-cell table:formula="oooc:=(([.E$12]*[.$A20]*13+[.$A20]*150)+600)*0.9*1.05" office:value-type="float" office:value="2290.68">
            <text:p>2290.68</text:p>
          </table:table-cell>
          <table:table-cell table:formula="oooc:=(([.F$12]*[.$A20]*13+[.$A20]*150)+600)*0.9*1.05" office:value-type="float" office:value="2487.24">
            <text:p>2487.24</text:p>
          </table:table-cell>
          <table:table-cell table:formula="oooc:=(([.G$12]*[.$A20]*13+[.$A20]*150)+600)*0.9*1.05" office:value-type="float" office:value="2683.8">
            <text:p>2683.8</text:p>
          </table:table-cell>
          <table:table-cell table:formula="oooc:=(([.H$12]*[.$A20]*13+[.$A20]*150)+600)*0.9*1.05" office:value-type="float" office:value="2880.36">
            <text:p>2880.36</text:p>
          </table:table-cell>
          <table:table-cell table:formula="oooc:=(([.I$12]*[.$A20]*13+[.$A20]*150)+600)*0.9*1.05" office:value-type="float" office:value="3076.92">
            <text:p>3076.92</text:p>
          </table:table-cell>
          <table:table-cell table:formula="oooc:=(([.J$12]*[.$A20]*13+[.$A20]*150)+600)*0.9*1.05" office:value-type="float" office:value="3273.48">
            <text:p>3273.48</text:p>
          </table:table-cell>
          <table:table-cell table:formula="oooc:=(([.K$12]*[.$A20]*13+[.$A20]*150)+600)*0.9*1.05" office:value-type="float" office:value="3470.04">
            <text:p>3470.04</text:p>
          </table:table-cell>
          <table:table-cell table:formula="oooc:=(([.L$12]*[.$A20]*13+[.$A20]*150)+600)*0.9*1.05" office:value-type="float" office:value="3666.6">
            <text:p>3666.6</text:p>
          </table:table-cell>
          <table:table-cell table:formula="oooc:=(([.M$12]*[.$A20]*13+[.$A20]*150)+600)*0.9*1.05" office:value-type="float" office:value="3863.16">
            <text:p>3863.1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ooc:=[.A21]*500-[.$B$1]" office:value-type="float" office:value="3000">
            <text:p>3000</text:p>
          </table:table-cell>
          <table:table-cell table:formula="oooc:=(([.C$12]*[.$A21]*13+[.$A21]*150)+600)*0.9*1.05" office:value-type="float" office:value="2063.88">
            <text:p>2063.88</text:p>
          </table:table-cell>
          <table:table-cell table:formula="oooc:=(([.D$12]*[.$A21]*13+[.$A21]*150)+600)*0.9*1.05" office:value-type="float" office:value="2285.01">
            <text:p>2285.01</text:p>
          </table:table-cell>
          <table:table-cell table:formula="oooc:=(([.E$12]*[.$A21]*13+[.$A21]*150)+600)*0.9*1.05" office:value-type="float" office:value="2506.14">
            <text:p>2506.14</text:p>
          </table:table-cell>
          <table:table-cell table:formula="oooc:=(([.F$12]*[.$A21]*13+[.$A21]*150)+600)*0.9*1.05" office:value-type="float" office:value="2727.27">
            <text:p>2727.27</text:p>
          </table:table-cell>
          <table:table-cell table:formula="oooc:=(([.G$12]*[.$A21]*13+[.$A21]*150)+600)*0.9*1.05" office:value-type="float" office:value="2948.4">
            <text:p>2948.4</text:p>
          </table:table-cell>
          <table:table-cell table:formula="oooc:=(([.H$12]*[.$A21]*13+[.$A21]*150)+600)*0.9*1.05" office:value-type="float" office:value="3169.53">
            <text:p>3169.53</text:p>
          </table:table-cell>
          <table:table-cell table:formula="oooc:=(([.I$12]*[.$A21]*13+[.$A21]*150)+600)*0.9*1.05" office:value-type="float" office:value="3390.66">
            <text:p>3390.66</text:p>
          </table:table-cell>
          <table:table-cell table:formula="oooc:=(([.J$12]*[.$A21]*13+[.$A21]*150)+600)*0.9*1.05" office:value-type="float" office:value="3611.79">
            <text:p>3611.79</text:p>
          </table:table-cell>
          <table:table-cell table:formula="oooc:=(([.K$12]*[.$A21]*13+[.$A21]*150)+600)*0.9*1.05" office:value-type="float" office:value="3832.92">
            <text:p>3832.92</text:p>
          </table:table-cell>
          <table:table-cell table:formula="oooc:=(([.L$12]*[.$A21]*13+[.$A21]*150)+600)*0.9*1.05" office:value-type="float" office:value="4054.05">
            <text:p>4054.05</text:p>
          </table:table-cell>
          <table:table-cell table:formula="oooc:=(([.M$12]*[.$A21]*13+[.$A21]*150)+600)*0.9*1.05" office:value-type="float" office:value="4275.18">
            <text:p>4275.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ooc:=[.A22]*500-[.$B$1]" office:value-type="float" office:value="3500">
            <text:p>3500</text:p>
          </table:table-cell>
          <table:table-cell table:formula="oooc:=(([.C$12]*[.$A22]*13+[.$A22]*150)+600)*0.9*1.05" office:value-type="float" office:value="2230.2">
            <text:p>2230.2</text:p>
          </table:table-cell>
          <table:table-cell table:formula="oooc:=(([.D$12]*[.$A22]*13+[.$A22]*150)+600)*0.9*1.05" office:value-type="float" office:value="2475.9">
            <text:p>2475.9</text:p>
          </table:table-cell>
          <table:table-cell table:formula="oooc:=(([.E$12]*[.$A22]*13+[.$A22]*150)+600)*0.9*1.05" office:value-type="float" office:value="2721.6">
            <text:p>2721.6</text:p>
          </table:table-cell>
          <table:table-cell table:formula="oooc:=(([.F$12]*[.$A22]*13+[.$A22]*150)+600)*0.9*1.05" office:value-type="float" office:value="2967.3">
            <text:p>2967.3</text:p>
          </table:table-cell>
          <table:table-cell table:formula="oooc:=(([.G$12]*[.$A22]*13+[.$A22]*150)+600)*0.9*1.05" office:value-type="float" office:value="3213">
            <text:p>3213</text:p>
          </table:table-cell>
          <table:table-cell table:formula="oooc:=(([.H$12]*[.$A22]*13+[.$A22]*150)+600)*0.9*1.05" office:value-type="float" office:value="3458.7">
            <text:p>3458.7</text:p>
          </table:table-cell>
          <table:table-cell table:formula="oooc:=(([.I$12]*[.$A22]*13+[.$A22]*150)+600)*0.9*1.05" office:value-type="float" office:value="3704.4">
            <text:p>3704.4</text:p>
          </table:table-cell>
          <table:table-cell table:formula="oooc:=(([.J$12]*[.$A22]*13+[.$A22]*150)+600)*0.9*1.05" office:value-type="float" office:value="3950.1">
            <text:p>3950.1</text:p>
          </table:table-cell>
          <table:table-cell table:formula="oooc:=(([.K$12]*[.$A22]*13+[.$A22]*150)+600)*0.9*1.05" office:value-type="float" office:value="4195.8">
            <text:p>4195.8</text:p>
          </table:table-cell>
          <table:table-cell table:formula="oooc:=(([.L$12]*[.$A22]*13+[.$A22]*150)+600)*0.9*1.05" office:value-type="float" office:value="4441.5">
            <text:p>4441.5</text:p>
          </table:table-cell>
          <table:table-cell table:formula="oooc:=(([.M$12]*[.$A22]*13+[.$A22]*150)+600)*0.9*1.05" office:value-type="float" office:value="4687.2">
            <text:p>4687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ooc:=[.A23]*500-[.$B$1]" office:value-type="float" office:value="4000">
            <text:p>4000</text:p>
          </table:table-cell>
          <table:table-cell table:formula="oooc:=(([.C$12]*[.$A23]*13+[.$A23]*150)+600)*0.9*1.05" office:value-type="float" office:value="2396.52">
            <text:p>2396.52</text:p>
          </table:table-cell>
          <table:table-cell table:formula="oooc:=(([.D$12]*[.$A23]*13+[.$A23]*150)+600)*0.9*1.05" office:value-type="float" office:value="2666.79">
            <text:p>2666.79</text:p>
          </table:table-cell>
          <table:table-cell table:formula="oooc:=(([.E$12]*[.$A23]*13+[.$A23]*150)+600)*0.9*1.05" office:value-type="float" office:value="2937.06">
            <text:p>2937.06</text:p>
          </table:table-cell>
          <table:table-cell table:formula="oooc:=(([.F$12]*[.$A23]*13+[.$A23]*150)+600)*0.9*1.05" office:value-type="float" office:value="3207.33">
            <text:p>3207.33</text:p>
          </table:table-cell>
          <table:table-cell table:formula="oooc:=(([.G$12]*[.$A23]*13+[.$A23]*150)+600)*0.9*1.05" office:value-type="float" office:value="3477.6">
            <text:p>3477.6</text:p>
          </table:table-cell>
          <table:table-cell table:formula="oooc:=(([.H$12]*[.$A23]*13+[.$A23]*150)+600)*0.9*1.05" office:value-type="float" office:value="3747.87">
            <text:p>3747.87</text:p>
          </table:table-cell>
          <table:table-cell table:formula="oooc:=(([.I$12]*[.$A23]*13+[.$A23]*150)+600)*0.9*1.05" office:value-type="float" office:value="4018.14">
            <text:p>4018.14</text:p>
          </table:table-cell>
          <table:table-cell table:formula="oooc:=(([.J$12]*[.$A23]*13+[.$A23]*150)+600)*0.9*1.05" office:value-type="float" office:value="4288.41">
            <text:p>4288.41</text:p>
          </table:table-cell>
          <table:table-cell table:formula="oooc:=(([.K$12]*[.$A23]*13+[.$A23]*150)+600)*0.9*1.05" office:value-type="float" office:value="4558.68">
            <text:p>4558.68</text:p>
          </table:table-cell>
          <table:table-cell table:formula="oooc:=(([.L$12]*[.$A23]*13+[.$A23]*150)+600)*0.9*1.05" office:value-type="float" office:value="4828.95">
            <text:p>4828.95</text:p>
          </table:table-cell>
          <table:table-cell table:formula="oooc:=(([.M$12]*[.$A23]*13+[.$A23]*150)+600)*0.9*1.05" office:value-type="float" office:value="5099.22">
            <text:p>5099.2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ooc:=[.A24]*500-[.$B$1]" office:value-type="float" office:value="4500">
            <text:p>4500</text:p>
          </table:table-cell>
          <table:table-cell table:formula="oooc:=(([.C$12]*[.$A24]*13+[.$A24]*150)+600)*0.9*1.05" office:value-type="float" office:value="2562.84">
            <text:p>2562.84</text:p>
          </table:table-cell>
          <table:table-cell table:formula="oooc:=(([.D$12]*[.$A24]*13+[.$A24]*150)+600)*0.9*1.05" office:value-type="float" office:value="2857.68">
            <text:p>2857.68</text:p>
          </table:table-cell>
          <table:table-cell table:formula="oooc:=(([.E$12]*[.$A24]*13+[.$A24]*150)+600)*0.9*1.05" office:value-type="float" office:value="3152.52">
            <text:p>3152.52</text:p>
          </table:table-cell>
          <table:table-cell table:formula="oooc:=(([.F$12]*[.$A24]*13+[.$A24]*150)+600)*0.9*1.05" office:value-type="float" office:value="3447.36">
            <text:p>3447.36</text:p>
          </table:table-cell>
          <table:table-cell table:formula="oooc:=(([.G$12]*[.$A24]*13+[.$A24]*150)+600)*0.9*1.05" office:value-type="float" office:value="3742.2">
            <text:p>3742.2</text:p>
          </table:table-cell>
          <table:table-cell table:formula="oooc:=(([.H$12]*[.$A24]*13+[.$A24]*150)+600)*0.9*1.05" office:value-type="float" office:value="4037.04">
            <text:p>4037.04</text:p>
          </table:table-cell>
          <table:table-cell table:formula="oooc:=(([.I$12]*[.$A24]*13+[.$A24]*150)+600)*0.9*1.05" office:value-type="float" office:value="4331.88">
            <text:p>4331.88</text:p>
          </table:table-cell>
          <table:table-cell table:formula="oooc:=(([.J$12]*[.$A24]*13+[.$A24]*150)+600)*0.9*1.05" office:value-type="float" office:value="4626.72">
            <text:p>4626.72</text:p>
          </table:table-cell>
          <table:table-cell table:formula="oooc:=(([.K$12]*[.$A24]*13+[.$A24]*150)+600)*0.9*1.05" office:value-type="float" office:value="4921.56">
            <text:p>4921.56</text:p>
          </table:table-cell>
          <table:table-cell table:formula="oooc:=(([.L$12]*[.$A24]*13+[.$A24]*150)+600)*0.9*1.05" office:value-type="float" office:value="5216.4">
            <text:p>5216.4</text:p>
          </table:table-cell>
          <table:table-cell table:formula="oooc:=(([.M$12]*[.$A24]*13+[.$A24]*150)+600)*0.9*1.05" office:value-type="float" office:value="5511.24">
            <text:p>5511.2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ooc:=[.A25]*500-[.$B$1]" office:value-type="float" office:value="5000">
            <text:p>5000</text:p>
          </table:table-cell>
          <table:table-cell table:formula="oooc:=(([.C$12]*[.$A25]*13+[.$A25]*150)+600)*0.9*1.05" office:value-type="float" office:value="2729.16">
            <text:p>2729.16</text:p>
          </table:table-cell>
          <table:table-cell table:formula="oooc:=(([.D$12]*[.$A25]*13+[.$A25]*150)+600)*0.9*1.05" office:value-type="float" office:value="3048.57">
            <text:p>3048.57</text:p>
          </table:table-cell>
          <table:table-cell table:formula="oooc:=(([.E$12]*[.$A25]*13+[.$A25]*150)+600)*0.9*1.05" office:value-type="float" office:value="3367.98">
            <text:p>3367.98</text:p>
          </table:table-cell>
          <table:table-cell table:formula="oooc:=(([.F$12]*[.$A25]*13+[.$A25]*150)+600)*0.9*1.05" office:value-type="float" office:value="3687.39">
            <text:p>3687.39</text:p>
          </table:table-cell>
          <table:table-cell table:formula="oooc:=(([.G$12]*[.$A25]*13+[.$A25]*150)+600)*0.9*1.05" office:value-type="float" office:value="4006.8">
            <text:p>4006.8</text:p>
          </table:table-cell>
          <table:table-cell table:formula="oooc:=(([.H$12]*[.$A25]*13+[.$A25]*150)+600)*0.9*1.05" office:value-type="float" office:value="4326.21">
            <text:p>4326.21</text:p>
          </table:table-cell>
          <table:table-cell table:formula="oooc:=(([.I$12]*[.$A25]*13+[.$A25]*150)+600)*0.9*1.05" office:value-type="float" office:value="4645.62">
            <text:p>4645.62</text:p>
          </table:table-cell>
          <table:table-cell table:formula="oooc:=(([.J$12]*[.$A25]*13+[.$A25]*150)+600)*0.9*1.05" office:value-type="float" office:value="4965.03">
            <text:p>4965.03</text:p>
          </table:table-cell>
          <table:table-cell table:formula="oooc:=(([.K$12]*[.$A25]*13+[.$A25]*150)+600)*0.9*1.05" office:value-type="float" office:value="5284.44">
            <text:p>5284.44</text:p>
          </table:table-cell>
          <table:table-cell table:formula="oooc:=(([.L$12]*[.$A25]*13+[.$A25]*150)+600)*0.9*1.05" office:value-type="float" office:value="5603.85">
            <text:p>5603.85</text:p>
          </table:table-cell>
          <table:table-cell table:formula="oooc:=(([.M$12]*[.$A25]*13+[.$A25]*150)+600)*0.9*1.05" office:value-type="float" office:value="5923.26">
            <text:p>5923.2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ooc:=[.A26]*500-[.$B$1]" office:value-type="float" office:value="5500">
            <text:p>5500</text:p>
          </table:table-cell>
          <table:table-cell table:formula="oooc:=(([.C$12]*[.$A26]*13+[.$A26]*150)+600)*0.9*1.05" office:value-type="float" office:value="2895.48">
            <text:p>2895.48</text:p>
          </table:table-cell>
          <table:table-cell table:formula="oooc:=(([.D$12]*[.$A26]*13+[.$A26]*150)+600)*0.9*1.05" office:value-type="float" office:value="3239.46">
            <text:p>3239.46</text:p>
          </table:table-cell>
          <table:table-cell table:formula="oooc:=(([.E$12]*[.$A26]*13+[.$A26]*150)+600)*0.9*1.05" office:value-type="float" office:value="3583.44">
            <text:p>3583.44</text:p>
          </table:table-cell>
          <table:table-cell table:formula="oooc:=(([.F$12]*[.$A26]*13+[.$A26]*150)+600)*0.9*1.05" office:value-type="float" office:value="3927.42">
            <text:p>3927.42</text:p>
          </table:table-cell>
          <table:table-cell table:formula="oooc:=(([.G$12]*[.$A26]*13+[.$A26]*150)+600)*0.9*1.05" office:value-type="float" office:value="4271.4">
            <text:p>4271.4</text:p>
          </table:table-cell>
          <table:table-cell table:formula="oooc:=(([.H$12]*[.$A26]*13+[.$A26]*150)+600)*0.9*1.05" office:value-type="float" office:value="4615.38">
            <text:p>4615.38</text:p>
          </table:table-cell>
          <table:table-cell table:formula="oooc:=(([.I$12]*[.$A26]*13+[.$A26]*150)+600)*0.9*1.05" office:value-type="float" office:value="4959.36">
            <text:p>4959.36</text:p>
          </table:table-cell>
          <table:table-cell table:formula="oooc:=(([.J$12]*[.$A26]*13+[.$A26]*150)+600)*0.9*1.05" office:value-type="float" office:value="5303.34">
            <text:p>5303.34</text:p>
          </table:table-cell>
          <table:table-cell table:formula="oooc:=(([.K$12]*[.$A26]*13+[.$A26]*150)+600)*0.9*1.05" office:value-type="float" office:value="5647.32">
            <text:p>5647.32</text:p>
          </table:table-cell>
          <table:table-cell table:formula="oooc:=(([.L$12]*[.$A26]*13+[.$A26]*150)+600)*0.9*1.05" office:value-type="float" office:value="5991.3">
            <text:p>5991.3</text:p>
          </table:table-cell>
          <table:table-cell table:formula="oooc:=(([.M$12]*[.$A26]*13+[.$A26]*150)+600)*0.9*1.05" office:value-type="float" office:value="6335.28">
            <text:p>6335.2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ooc:=[.A27]*500-[.$B$1]" office:value-type="float" office:value="6000">
            <text:p>6000</text:p>
          </table:table-cell>
          <table:table-cell table:formula="oooc:=(([.C$12]*[.$A27]*13+[.$A27]*150)+600)*0.9*1.05" office:value-type="float" office:value="3061.8">
            <text:p>3061.8</text:p>
          </table:table-cell>
          <table:table-cell table:formula="oooc:=(([.D$12]*[.$A27]*13+[.$A27]*150)+600)*0.9*1.05" office:value-type="float" office:value="3430.35">
            <text:p>3430.35</text:p>
          </table:table-cell>
          <table:table-cell table:formula="oooc:=(([.E$12]*[.$A27]*13+[.$A27]*150)+600)*0.9*1.05" office:value-type="float" office:value="3798.9">
            <text:p>3798.9</text:p>
          </table:table-cell>
          <table:table-cell table:formula="oooc:=(([.F$12]*[.$A27]*13+[.$A27]*150)+600)*0.9*1.05" office:value-type="float" office:value="4167.45">
            <text:p>4167.45</text:p>
          </table:table-cell>
          <table:table-cell table:formula="oooc:=(([.G$12]*[.$A27]*13+[.$A27]*150)+600)*0.9*1.05" office:value-type="float" office:value="4536">
            <text:p>4536</text:p>
          </table:table-cell>
          <table:table-cell table:formula="oooc:=(([.H$12]*[.$A27]*13+[.$A27]*150)+600)*0.9*1.05" office:value-type="float" office:value="4904.55">
            <text:p>4904.55</text:p>
          </table:table-cell>
          <table:table-cell table:formula="oooc:=(([.I$12]*[.$A27]*13+[.$A27]*150)+600)*0.9*1.05" office:value-type="float" office:value="5273.1">
            <text:p>5273.1</text:p>
          </table:table-cell>
          <table:table-cell table:formula="oooc:=(([.J$12]*[.$A27]*13+[.$A27]*150)+600)*0.9*1.05" office:value-type="float" office:value="5641.65">
            <text:p>5641.65</text:p>
          </table:table-cell>
          <table:table-cell table:formula="oooc:=(([.K$12]*[.$A27]*13+[.$A27]*150)+600)*0.9*1.05" office:value-type="float" office:value="6010.2">
            <text:p>6010.2</text:p>
          </table:table-cell>
          <table:table-cell table:formula="oooc:=(([.L$12]*[.$A27]*13+[.$A27]*150)+600)*0.9*1.05" office:value-type="float" office:value="6378.75">
            <text:p>6378.75</text:p>
          </table:table-cell>
          <table:table-cell table:formula="oooc:=(([.M$12]*[.$A27]*13+[.$A27]*150)+600)*0.9*1.05" office:value-type="float" office:value="6747.3">
            <text:p>6747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ooc:=[.A28]*500-[.$B$1]" office:value-type="float" office:value="6500">
            <text:p>6500</text:p>
          </table:table-cell>
          <table:table-cell table:formula="oooc:=(([.C$12]*[.$A28]*13+[.$A28]*150)+600)*0.9*1.05" office:value-type="float" office:value="3228.12">
            <text:p>3228.12</text:p>
          </table:table-cell>
          <table:table-cell table:formula="oooc:=(([.D$12]*[.$A28]*13+[.$A28]*150)+600)*0.9*1.05" office:value-type="float" office:value="3621.24">
            <text:p>3621.24</text:p>
          </table:table-cell>
          <table:table-cell table:formula="oooc:=(([.E$12]*[.$A28]*13+[.$A28]*150)+600)*0.9*1.05" office:value-type="float" office:value="4014.36">
            <text:p>4014.36</text:p>
          </table:table-cell>
          <table:table-cell table:formula="oooc:=(([.F$12]*[.$A28]*13+[.$A28]*150)+600)*0.9*1.05" office:value-type="float" office:value="4407.48">
            <text:p>4407.48</text:p>
          </table:table-cell>
          <table:table-cell table:formula="oooc:=(([.G$12]*[.$A28]*13+[.$A28]*150)+600)*0.9*1.05" office:value-type="float" office:value="4800.6">
            <text:p>4800.6</text:p>
          </table:table-cell>
          <table:table-cell table:formula="oooc:=(([.H$12]*[.$A28]*13+[.$A28]*150)+600)*0.9*1.05" office:value-type="float" office:value="5193.72">
            <text:p>5193.72</text:p>
          </table:table-cell>
          <table:table-cell table:formula="oooc:=(([.I$12]*[.$A28]*13+[.$A28]*150)+600)*0.9*1.05" office:value-type="float" office:value="5586.84">
            <text:p>5586.84</text:p>
          </table:table-cell>
          <table:table-cell table:formula="oooc:=(([.J$12]*[.$A28]*13+[.$A28]*150)+600)*0.9*1.05" office:value-type="float" office:value="5979.96">
            <text:p>5979.96</text:p>
          </table:table-cell>
          <table:table-cell table:formula="oooc:=(([.K$12]*[.$A28]*13+[.$A28]*150)+600)*0.9*1.05" office:value-type="float" office:value="6373.08">
            <text:p>6373.08</text:p>
          </table:table-cell>
          <table:table-cell table:formula="oooc:=(([.L$12]*[.$A28]*13+[.$A28]*150)+600)*0.9*1.05" office:value-type="float" office:value="6766.2">
            <text:p>6766.2</text:p>
          </table:table-cell>
          <table:table-cell table:formula="oooc:=(([.M$12]*[.$A28]*13+[.$A28]*150)+600)*0.9*1.05" office:value-type="float" office:value="7159.32">
            <text:p>7159.3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ooc:=[.A29]*500-[.$B$1]" office:value-type="float" office:value="7000">
            <text:p>7000</text:p>
          </table:table-cell>
          <table:table-cell table:formula="oooc:=(([.C$12]*[.$A29]*13+[.$A29]*150)+600)*0.9*1.05" office:value-type="float" office:value="3394.44">
            <text:p>3394.44</text:p>
          </table:table-cell>
          <table:table-cell table:formula="oooc:=(([.D$12]*[.$A29]*13+[.$A29]*150)+600)*0.9*1.05" office:value-type="float" office:value="3812.13">
            <text:p>3812.13</text:p>
          </table:table-cell>
          <table:table-cell table:formula="oooc:=(([.E$12]*[.$A29]*13+[.$A29]*150)+600)*0.9*1.05" office:value-type="float" office:value="4229.82">
            <text:p>4229.82</text:p>
          </table:table-cell>
          <table:table-cell table:formula="oooc:=(([.F$12]*[.$A29]*13+[.$A29]*150)+600)*0.9*1.05" office:value-type="float" office:value="4647.51">
            <text:p>4647.51</text:p>
          </table:table-cell>
          <table:table-cell table:formula="oooc:=(([.G$12]*[.$A29]*13+[.$A29]*150)+600)*0.9*1.05" office:value-type="float" office:value="5065.2">
            <text:p>5065.2</text:p>
          </table:table-cell>
          <table:table-cell table:formula="oooc:=(([.H$12]*[.$A29]*13+[.$A29]*150)+600)*0.9*1.05" office:value-type="float" office:value="5482.89">
            <text:p>5482.89</text:p>
          </table:table-cell>
          <table:table-cell table:formula="oooc:=(([.I$12]*[.$A29]*13+[.$A29]*150)+600)*0.9*1.05" office:value-type="float" office:value="5900.58">
            <text:p>5900.58</text:p>
          </table:table-cell>
          <table:table-cell table:formula="oooc:=(([.J$12]*[.$A29]*13+[.$A29]*150)+600)*0.9*1.05" office:value-type="float" office:value="6318.27">
            <text:p>6318.27</text:p>
          </table:table-cell>
          <table:table-cell table:formula="oooc:=(([.K$12]*[.$A29]*13+[.$A29]*150)+600)*0.9*1.05" office:value-type="float" office:value="6735.96">
            <text:p>6735.96</text:p>
          </table:table-cell>
          <table:table-cell table:formula="oooc:=(([.L$12]*[.$A29]*13+[.$A29]*150)+600)*0.9*1.05" office:value-type="float" office:value="7153.65">
            <text:p>7153.65</text:p>
          </table:table-cell>
          <table:table-cell table:formula="oooc:=(([.M$12]*[.$A29]*13+[.$A29]*150)+600)*0.9*1.05" office:value-type="float" office:value="7571.34">
            <text:p>7571.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ooc:=[.A30]*500-[.$B$1]" office:value-type="float" office:value="7500">
            <text:p>7500</text:p>
          </table:table-cell>
          <table:table-cell table:formula="oooc:=(([.C$12]*[.$A30]*13+[.$A30]*150)+600)*0.9*1.05" office:value-type="float" office:value="3560.76">
            <text:p>3560.76</text:p>
          </table:table-cell>
          <table:table-cell table:formula="oooc:=(([.D$12]*[.$A30]*13+[.$A30]*150)+600)*0.9*1.05" office:value-type="float" office:value="4003.02">
            <text:p>4003.02</text:p>
          </table:table-cell>
          <table:table-cell table:formula="oooc:=(([.E$12]*[.$A30]*13+[.$A30]*150)+600)*0.9*1.05" office:value-type="float" office:value="4445.28">
            <text:p>4445.28</text:p>
          </table:table-cell>
          <table:table-cell table:formula="oooc:=(([.F$12]*[.$A30]*13+[.$A30]*150)+600)*0.9*1.05" office:value-type="float" office:value="4887.54">
            <text:p>4887.54</text:p>
          </table:table-cell>
          <table:table-cell table:formula="oooc:=(([.G$12]*[.$A30]*13+[.$A30]*150)+600)*0.9*1.05" office:value-type="float" office:value="5329.8">
            <text:p>5329.8</text:p>
          </table:table-cell>
          <table:table-cell table:formula="oooc:=(([.H$12]*[.$A30]*13+[.$A30]*150)+600)*0.9*1.05" office:value-type="float" office:value="5772.06">
            <text:p>5772.06</text:p>
          </table:table-cell>
          <table:table-cell table:formula="oooc:=(([.I$12]*[.$A30]*13+[.$A30]*150)+600)*0.9*1.05" office:value-type="float" office:value="6214.32">
            <text:p>6214.32</text:p>
          </table:table-cell>
          <table:table-cell table:formula="oooc:=(([.J$12]*[.$A30]*13+[.$A30]*150)+600)*0.9*1.05" office:value-type="float" office:value="6656.58">
            <text:p>6656.58</text:p>
          </table:table-cell>
          <table:table-cell table:formula="oooc:=(([.K$12]*[.$A30]*13+[.$A30]*150)+600)*0.9*1.05" office:value-type="float" office:value="7098.84">
            <text:p>7098.84</text:p>
          </table:table-cell>
          <table:table-cell table:formula="oooc:=(([.L$12]*[.$A30]*13+[.$A30]*150)+600)*0.9*1.05" office:value-type="float" office:value="7541.1">
            <text:p>7541.1</text:p>
          </table:table-cell>
          <table:table-cell table:formula="oooc:=(([.M$12]*[.$A30]*13+[.$A30]*150)+600)*0.9*1.05" office:value-type="float" office:value="7983.36">
            <text:p>7983.3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ooc:=[.A31]*500-[.$B$1]" office:value-type="float" office:value="8000">
            <text:p>8000</text:p>
          </table:table-cell>
          <table:table-cell table:formula="oooc:=(([.C$12]*[.$A31]*13+[.$A31]*150)+600)*0.9*1.05" office:value-type="float" office:value="3727.08">
            <text:p>3727.08</text:p>
          </table:table-cell>
          <table:table-cell table:formula="oooc:=(([.D$12]*[.$A31]*13+[.$A31]*150)+600)*0.9*1.05" office:value-type="float" office:value="4193.91">
            <text:p>4193.91</text:p>
          </table:table-cell>
          <table:table-cell table:formula="oooc:=(([.E$12]*[.$A31]*13+[.$A31]*150)+600)*0.9*1.05" office:value-type="float" office:value="4660.74">
            <text:p>4660.74</text:p>
          </table:table-cell>
          <table:table-cell table:formula="oooc:=(([.F$12]*[.$A31]*13+[.$A31]*150)+600)*0.9*1.05" office:value-type="float" office:value="5127.57">
            <text:p>5127.57</text:p>
          </table:table-cell>
          <table:table-cell table:formula="oooc:=(([.G$12]*[.$A31]*13+[.$A31]*150)+600)*0.9*1.05" office:value-type="float" office:value="5594.4">
            <text:p>5594.4</text:p>
          </table:table-cell>
          <table:table-cell table:formula="oooc:=(([.H$12]*[.$A31]*13+[.$A31]*150)+600)*0.9*1.05" office:value-type="float" office:value="6061.23">
            <text:p>6061.23</text:p>
          </table:table-cell>
          <table:table-cell table:formula="oooc:=(([.I$12]*[.$A31]*13+[.$A31]*150)+600)*0.9*1.05" office:value-type="float" office:value="6528.06">
            <text:p>6528.06</text:p>
          </table:table-cell>
          <table:table-cell table:formula="oooc:=(([.J$12]*[.$A31]*13+[.$A31]*150)+600)*0.9*1.05" office:value-type="float" office:value="6994.89">
            <text:p>6994.89</text:p>
          </table:table-cell>
          <table:table-cell table:formula="oooc:=(([.K$12]*[.$A31]*13+[.$A31]*150)+600)*0.9*1.05" office:value-type="float" office:value="7461.72">
            <text:p>7461.72</text:p>
          </table:table-cell>
          <table:table-cell table:formula="oooc:=(([.L$12]*[.$A31]*13+[.$A31]*150)+600)*0.9*1.05" office:value-type="float" office:value="7928.55">
            <text:p>7928.55</text:p>
          </table:table-cell>
          <table:table-cell table:formula="oooc:=(([.M$12]*[.$A31]*13+[.$A31]*150)+600)*0.9*1.05" office:value-type="float" office:value="8395.38">
            <text:p>8395.3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ooc:=[.A32]*500-[.$B$1]" office:value-type="float" office:value="8500">
            <text:p>8500</text:p>
          </table:table-cell>
          <table:table-cell table:formula="oooc:=(([.C$12]*[.$A32]*13+[.$A32]*150)+600)*0.9*1.05" office:value-type="float" office:value="3893.4">
            <text:p>3893.4</text:p>
          </table:table-cell>
          <table:table-cell table:formula="oooc:=(([.D$12]*[.$A32]*13+[.$A32]*150)+600)*0.9*1.05" office:value-type="float" office:value="4384.8">
            <text:p>4384.8</text:p>
          </table:table-cell>
          <table:table-cell table:formula="oooc:=(([.E$12]*[.$A32]*13+[.$A32]*150)+600)*0.9*1.05" office:value-type="float" office:value="4876.2">
            <text:p>4876.2</text:p>
          </table:table-cell>
          <table:table-cell table:formula="oooc:=(([.F$12]*[.$A32]*13+[.$A32]*150)+600)*0.9*1.05" office:value-type="float" office:value="5367.6">
            <text:p>5367.6</text:p>
          </table:table-cell>
          <table:table-cell table:formula="oooc:=(([.G$12]*[.$A32]*13+[.$A32]*150)+600)*0.9*1.05" office:value-type="float" office:value="5859">
            <text:p>5859</text:p>
          </table:table-cell>
          <table:table-cell table:formula="oooc:=(([.H$12]*[.$A32]*13+[.$A32]*150)+600)*0.9*1.05" office:value-type="float" office:value="6350.4">
            <text:p>6350.4</text:p>
          </table:table-cell>
          <table:table-cell table:formula="oooc:=(([.I$12]*[.$A32]*13+[.$A32]*150)+600)*0.9*1.05" office:value-type="float" office:value="6841.8">
            <text:p>6841.8</text:p>
          </table:table-cell>
          <table:table-cell table:formula="oooc:=(([.J$12]*[.$A32]*13+[.$A32]*150)+600)*0.9*1.05" office:value-type="float" office:value="7333.2">
            <text:p>7333.2</text:p>
          </table:table-cell>
          <table:table-cell table:formula="oooc:=(([.K$12]*[.$A32]*13+[.$A32]*150)+600)*0.9*1.05" office:value-type="float" office:value="7824.6">
            <text:p>7824.6</text:p>
          </table:table-cell>
          <table:table-cell table:formula="oooc:=(([.L$12]*[.$A32]*13+[.$A32]*150)+600)*0.9*1.05" office:value-type="float" office:value="8316">
            <text:p>8316</text:p>
          </table:table-cell>
          <table:table-cell table:formula="oooc:=(([.M$12]*[.$A32]*13+[.$A32]*150)+600)*0.9*1.05" office:value-type="float" office:value="8807.4">
            <text:p>8807.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shadow="none" fo:background-color="transparent" style:scale-to="57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3">2008/12/23</text:date>, <text:time>19:3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7-01-20T01:35:02</meta:creation-date>
    <dc:creator>Junichi Uekawa</dc:creator>
    <dc:date>2008-12-23T19:37:10</dc:date>
    <dc:language>en-US</dc:language>
    <meta:editing-cycles>9</meta:editing-cycles>
    <meta:editing-duration>PT19M41S</meta:editing-duration>
    <meta:user-defined meta:name="Info 1"/>
    <meta:user-defined meta:name="Info 2"/>
    <meta:user-defined meta:name="Info 3"/>
    <meta:user-defined meta:name="Info 4"/>
    <meta:document-statistic meta:table-count="1" meta:cell-count="302"/>
  </office:meta>
</office:document-meta>
</file>